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B00000058B4A5E39A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Verdana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2.076cm" fo:margin-right="0cm" fo:text-indent="-0.508cm" style:auto-text-indent="false">
        <style:tab-stops/>
      </style:paragraph-properties>
      <style:text-properties style:font-name="Verdana" fo:font-size="12pt" style:font-size-asian="12pt" style:font-size-complex="12pt"/>
    </style:style>
    <style:style style:name="P12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style:font-name="Verdana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style:font-name="Verdan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text-properties style:font-name="Verdana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Verda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2">
      <style:paragraph-properties fo:margin-left="2.54cm" fo:margin-right="0cm" fo:text-indent="-1.221cm" style:auto-text-indent="false">
        <style:tab-stops>
          <style:tab-stop style:position="-0.55cm"/>
          <style:tab-stop style:position="-0.041cm"/>
        </style:tab-stops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margin-left="2.076cm" fo:margin-right="0cm" fo:text-indent="-0.508cm" style:auto-text-indent="false">
        <style:tab-stops/>
      </style:paragraph-properties>
      <style:text-properties style:font-name="Verdana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AL DE INSTALAÇAO DO SOFTWARE</text:p>
      <text:p text:style-name="P8"/>
      <text:p text:style-name="P7">Nome do Software: SIVAC – Sistema on-line de Vacinação</text:p>
      <text:p text:style-name="P7"/>
      <text:p text:style-name="P7">Versão do Software: 2.1</text:p>
      <text:p text:style-name="P7"/>
      <text:p text:style-name="P7"/>
      <text:list xml:id="list30640023" text:style-name="L1">
        <text:list-item>
          <text:p text:style-name="P13">Visão Geral</text:p>
        </text:list-item>
      </text:list>
      <text:p text:style-name="P9"><text:tab/></text:p>
      <text:p text:style-name="P9"><text:tab/>Este manual fornece informações para configuração do SIVAC. É altamente importante seguir as informações descritas para uma correta configuração do software.</text:p>
      <text:p text:style-name="P9"/>
      <text:p text:style-name="P9"><text:tab/>É necessário a instalação dos seguintes aplicativos<text:span text:style-name="T1">:</text:span></text:p>
      <text:p text:style-name="P9"><text:tab/><text:tab/></text:p>
      <text:p text:style-name="P9"><text:tab/><text:tab/><text:span text:style-name="T4">Apache 2 ou Superior</text:span></text:p>
      <text:p text:style-name="P9"><text:tab/><text:tab/><text:span text:style-name="T4">MySQL 5.0 ou Superior</text:span></text:p>
      <text:p text:style-name="P7"><text:tab/><text:tab/>PHP 5.1 ou Superior</text:p>
      <text:p text:style-name="P2"/>
      <text:p text:style-name="P9"/>
      <text:list xml:id="list30649264" text:style-name="L2">
        <text:list-item>
          <text:list>
            <text:list-item>
              <text:list>
                <text:list-item>
                  <text:p text:style-name="P18">Requisitos de Instalação</text:p>
                  <text:p text:style-name="P14"/>
                  <text:p text:style-name="P19">2.1 <text:s/>Requisitos de Hardware</text:p>
                </text:list-item>
              </text:list>
            </text:list-item>
          </text:list>
        </text:list-item>
      </text:list>
      <text:p text:style-name="P11"><draw:frame draw:style-name="fr2" draw:name="Objeto1" text:anchor-type="paragraph" svg:x="1.316cm" svg:y="0.326cm" svg:width="14.845cm" svg:height="7.56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30652608" text:style-name="L3">
        <text:list-item>
          <text:list>
            <text:list-item>
              <text:p text:style-name="P15">Requisitos de Software</text:p>
              <text:p text:style-name="P15"/>
            </text:list-item>
          </text:list>
        </text:list-item>
      </text:list>
      <text:p text:style-name="P7"><draw:frame draw:style-name="fr2" draw:name="Objeto2" text:anchor-type="paragraph" svg:x="0.019cm" svg:y="0.005cm" svg:width="17.041cm" svg:height="8.0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list xml:id="list30646858" text:style-name="L4">
        <text:list-item>
          <text:list>
            <text:list-item>
              <text:list>
                <text:list-item>
                  <text:p text:style-name="P16">Instalação</text:p>
                  <text:p text:style-name="P16"/>
                </text:list-item>
              </text:list>
            </text:list-item>
          </text:list>
        </text:list-item>
      </text:list>
      <text:p text:style-name="P12">3.1 Instalação.</text:p>
      <text:p text:style-name="P12">3.2 Baixando os arquivos de instalação.</text:p>
      <text:p text:style-name="P12">3.3 Instalando o SGBD.</text:p>
      <text:p text:style-name="P12">3.4 Instalando a Base de Dados.</text:p>
      <text:p text:style-name="P12">3.5 Instalando o Webservice.</text:p>
      <text:p text:style-name="P12">3.6 Instalando o Sistema.</text:p>
      <text:p text:style-name="P12">3.7 Configurando o acesso a base de dados.</text:p>
      <text:p text:style-name="P12">3.8 Acessando o Sistema.</text:p>
      <text:p text:style-name="P10"/>
      <text:p text:style-name="P1"/>
      <text:p text:style-name="P1"/>
      <text:p text:style-name="P1">3.1 – INSTALAÇÃO</text:p>
      <text:p text:style-name="P1"/>
      <text:p text:style-name="P1"><text:tab/>Para a instalação utilizaremos o Ubuntu <text:s/>11.10 64 bits, mas outras distribuições Linux ou mesmo a plataforma Windows poderão ser utilizadas sem grandes dificuldades. Entretanto, os passos descritos abaixo são para o Linux Ubuntu 11.10 64 bits com direitos de super usuário.</text:p>
      <text:p text:style-name="P1"/>
      <text:p text:style-name="P1"><text:tab/>Para atualizarmos as últimas versão dos pacotes disponibilizados para nosso servidor será necessário baixar a lista de pacotes do Aptitude com o seguinte comando:</text:p>
      <text:p text:style-name="P1"/>
      <text:p text:style-name="P3">apt-get update</text:p>
      <text:p text:style-name="P3"><text:soft-page-break/></text:p>
      <text:p text:style-name="P1"><text:span text:style-name="T2"><text:tab/></text:span><text:span text:style-name="T3">O procedimento acima poderá demorar um pouco de acordo com a velocidade de sua internet.</text:span></text:p>
      <text:p text:style-name="P5"/>
      <text:p text:style-name="P5">3.2.1 – BAIXANDO OS ARQUIVOS DE INSTALAÇÃO</text:p>
      <text:p text:style-name="P5"/>
      <text:p text:style-name="P5"><text:tab/>Faça o download do arquivo de instalação na pasta onde desejar e descompacte o arquivo sob o diretório /usr/src com o comando:</text:p>
      <text:p text:style-name="P5"/>
      <text:p text:style-name="P1"><text:span text:style-name="T3"><text:tab/></text:span><text:span text:style-name="T2">tar -C /usr/src/ -xzf [NomeDoArquivo].tar.gz</text:span></text:p>
      <text:p text:style-name="P5"/>
      <text:p text:style-name="P5"><text:tab/>Dentro do diretório será criada uma pasta com o nome sivac_instalacao que conterá outros dois diretórios Sistema e BD que utilizaremos mais abaixo.</text:p>
      <text:p text:style-name="P5"/>
      <text:p text:style-name="P5">3.3– INSTALANDO O SGBD</text:p>
      <text:p text:style-name="P5"/>
      <text:p text:style-name="P5"><text:tab/>Como Sistema Gerenciador de Banco de Dados (SGBD) utilizaremos o Mysql 5.1 definindo a senha de root (Usuário Master) como “ippes” sem as aspas ou qualquer outra sua preferência.</text:p>
      <text:p text:style-name="P5"/>
      <text:p text:style-name="P5"><text:tab/>Para executar a instalação utilizaremos o seguinte comando:</text:p>
      <text:p text:style-name="P5"/>
      <text:p text:style-name="P3"><text:tab/>apt-get install mysql-server</text:p>
      <text:p text:style-name="P5"/>
      <text:p text:style-name="P5"><text:tab/>Durante a instalação aparecerá uma tela requisitando a definição da senha do usuário root. Digite a senha escolhida para prosseguir com a instalação. Ao término da instalação o Mysql estará em execução sobre a porta de conexão número 3306.</text:p>
      <text:p text:style-name="P5"/>
      <text:p text:style-name="P5">3.4 – INSTALANDO A BASE DE DADOS</text:p>
      <text:p text:style-name="P5"/>
      <text:p text:style-name="P5"><text:tab/>Acesse o terminal do mysql através do comando:</text:p>
      <text:p text:style-name="P5"/>
      <text:p text:style-name="P3"><text:tab/>mysql -u root -p</text:p>
      <text:p text:style-name="P5"/>
      <text:p text:style-name="P5"><text:tab/>Será requisitada a senha do usuário root definida no momento da instalação do Mysql.</text:p>
      <text:p text:style-name="P5"><text:tab/>Após entrar no sistema crie os bancos de dados que serão utilizados através dos seguintes comandos:</text:p>
      <text:p text:style-name="P5"/>
      <text:p text:style-name="P4"><text:tab/>CREATE DATABASE “sivac_estados”;</text:p>
      <text:p text:style-name="P4"><text:tab/>CREATE DATABASE “sivac_estado”;</text:p>
      <text:p text:style-name="P5"/>
      <text:p text:style-name="P5"><text:tab/>Após a criação dos bancos de dados vamos importar suas estruturas:</text:p>
      <text:p text:style-name="P5"/>
      <text:p text:style-name="P3"><text:soft-page-break/><text:tab/>use “sivac_estados”; [ENTER]</text:p>
      <text:p text:style-name="P3"><text:tab/>\. /usr/src/sivac_instalacao/BD/sivac_estados.sql [ENTER]</text:p>
      <text:p text:style-name="P3"/>
      <text:p text:style-name="P3"><text:tab/>use “sivac_estado”; [ENTER]</text:p>
      <text:p text:style-name="P3"><text:tab/>\. /usr/src/sivac_instalacao/BD/sivac_estado.sql [ENTER]</text:p>
      <text:p text:style-name="P5"/>
      <text:p text:style-name="P5"><text:tab/>Ao terminar digite:</text:p>
      <text:p text:style-name="P5"/>
      <text:p text:style-name="P3"><text:tab/>exit [ENTER]</text:p>
      <text:p text:style-name="P5"/>
      <text:p text:style-name="P5">3.5 – INSTALANDO O WEBSERVICE</text:p>
      <text:p text:style-name="P5"/>
      <text:p text:style-name="P1"><text:tab/>O Apache 2.2 é o Webservice responsável pela execução do sistema em conjunto com as bibliotecas do PHP 5.1, que após a instalação <text:s/>estarão disponíveis sobre a porta de conexão de número 80. Em conjunto ao Apache2 e ao PHP5 será instalada a biblioteca PHP5-MYSQL para permitir a conexão as bases de dados do Mysql através de funções do PHP.</text:p>
      <text:p text:style-name="P1"/>
      <text:p text:style-name="P1"><text:tab/>Para executar a instalação digite no terminal o seguinte comando:</text:p>
      <text:p text:style-name="P1"/>
      <text:p text:style-name="P3"><text:tab/>apt-get install apache2 php5-mysql</text:p>
      <text:p text:style-name="P3"/>
      <text:p text:style-name="P1"><text:span text:style-name="T2"><text:tab/></text:span><text:span text:style-name="T3">Após instalado acesso a pasta de configurações do Apache e edite o arquivo “default” liberando o uso do arquivo “.htaccess” com os seguintes comandos.</text:span></text:p>
      <text:p text:style-name="P5"/>
      <text:p text:style-name="P3"><text:tab/>cd /etc/apache2/sites-available/</text:p>
      <text:p text:style-name="P3"><text:tab/>vi default</text:p>
      <text:p text:style-name="P3"/>
      <text:p text:style-name="P3"><text:tab/>Alterando o parâmetros AllowOverride de “None” para “All”.</text:p>
      <text:p text:style-name="P3"/>
      <text:p text:style-name="P5"><text:tab/>Salve e reinicie o Apache.</text:p>
      <text:p text:style-name="P3"/>
      <text:p text:style-name="P3"><text:tab/>/etc/init.d/apache2 restart</text:p>
      <text:p text:style-name="P3"/>
      <text:p text:style-name="P5">3.6 – INSTALANDO O SISTEMA.</text:p>
      <text:p text:style-name="P5"/>
      <text:p text:style-name="P5"><text:tab/>Copie os arquivos de instalação da pasta /usr/src/sivac_instalacao/Sistema/ para a pasta /var/www/ippes/ através dos comandos:</text:p>
      <text:p text:style-name="P5"/>
      <text:p text:style-name="P3"><text:tab/>mkdir /var/www/ippes/ -p</text:p>
      <text:p text:style-name="P1"><text:span text:style-name="T3"><text:tab/></text:span><text:span text:style-name="T2">cp /usr/src/sivac_instalacao/Sistema /var/www/ippes/ -R</text:span></text:p>
      <text:p text:style-name="P5"/>
      <text:p text:style-name="P5"><text:tab/>Ajuste as permissões e proprietário da pasta com os seguintes <text:soft-page-break/>comandos:</text:p>
      <text:p text:style-name="P5"/>
      <text:p text:style-name="P5"><text:tab/>chmod 777 /var/www/ippes/Sistema/ -R</text:p>
      <text:p text:style-name="P5"><text:tab/>chown www-data.www-data /var/www/ippes/Sistema/ -R</text:p>
      <text:p text:style-name="P5"/>
      <text:p text:style-name="P5">3.7 – CONFIGURANDO A BASE DE DADOS</text:p>
      <text:p text:style-name="P5"/>
      <text:p text:style-name="P5"><text:tab/>Usando o editor de sua preferência, no nosso caso o “vi” abra e edite o arquivo .htaccess na pasta /var/www/ippes/Sistema/ alterando o valor das variáveis como segue o exemplo abaixo:</text:p>
      <text:p text:style-name="P5"/>
      <text:p text:style-name="P5">De:</text:p>
      <text:p text:style-name="P5"/>
      <text:p text:style-name="P5"><text:tab/>SetEnv HOST_SIVAC “localhost”</text:p>
      <text:p text:style-name="P5"><text:tab/>SetEnv BD_SIVAC “sivac_estados”</text:p>
      <text:p text:style-name="P5"><text:tab/>SetEnv USER_SIVAC “root”</text:p>
      <text:p text:style-name="P5"><text:tab/>SetEnv PASS_SIVAC “ippes”</text:p>
      <text:p text:style-name="P5"><text:tab/>SetEnv PORT_SIVAC “3306”</text:p>
      <text:p text:style-name="P5"/>
      <text:p text:style-name="P5">Para:</text:p>
      <text:p text:style-name="P5"/>
      <text:p text:style-name="P5"><text:tab/>SetEnv HOST_SIVAC “[IP_DO_SERVIDOR]”</text:p>
      <text:p text:style-name="P5"><text:tab/>SetEnv BD_SIVAC “sivac_estados”</text:p>
      <text:p text:style-name="P5"><text:tab/>SetEnv USER_SIVAC “root”</text:p>
      <text:p text:style-name="P5"><text:tab/>SetEnv PASS_SIVAC “[SENHA_DO_BANCO]”</text:p>
      <text:p text:style-name="P5"><text:tab/>SetEnv PORT_SIVAC “3306”</text:p>
      <text:p text:style-name="P5"/>
      <text:p text:style-name="P1"><text:span text:style-name="T3"><text:tab/>Conecte novamente ao Mysql pelo terminal</text:span><text:span text:style-name="T2"> </text:span><text:span text:style-name="T3">e digite o seguinte comando SQL:</text:span></text:p>
      <text:p text:style-name="P5"/>
      <text:p text:style-name="P5"><text:tab/>UPDATE estadoqueusa SET localbd=’[IP_DO_SERVIDOR_DE BANCO]’, loginbd=’root’, senhabd=’[SENHA_DE_ROOT_UTILIZADA]’,bd=’sivac_estado’ WHERE Estado_id=’ET’; [ENTER]</text:p>
      <text:p text:style-name="P5"/>
      <text:p text:style-name="P5"><text:tab/>Após executado saia do terminal.</text:p>
      <text:p text:style-name="P5"/>
      <text:p text:style-name="P5">3.8 – ACESSANDO O SISTEMA</text:p>
      <text:p text:style-name="P5"/>
      <text:p text:style-name="P5"><text:tab/>Abra o navegador de sua preferência e digite http://[IP OU NOME]/ippes/Sistema</text:p>
      <text:p text:style-name="P5"/>
      <text:p text:style-name="P5">Na tela de usuário e senha utilize em ambos “ippes” sem as aspas.<text:tab/></text:p>
      <text:p text:style-name="P5"/>
      <text:p text:style-name="P5"/>
      <text:p text:style-name="P5"/>
      <text:list xml:id="list30657577" text:continue-numbering="true" text:style-name="L4">
        <text:list-item>
          <text:list>
            <text:list-item>
              <text:list>
                <text:list-item>
                  <text:p text:style-name="P17"><text:soft-page-break/>Contato</text:p>
                </text:list-item>
              </text:list>
            </text:list-item>
          </text:list>
        </text:list-item>
      </text:list>
      <text:p text:style-name="P6"/>
      <text:p text:style-name="P5"><text:tab/>Para dúvidas ou relatar algum bug: Luiz Nogueira Lemos através do e-mail: ippesaude@uol.com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Mangal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0.046cm" svg:y="0.053cm" svg:width="4.276cm" svg:height="1.868cm" draw:z-index="7"><draw:image xlink:href="Pictures/1000020100000CB00000058B4A5E39AE.png" xlink:type="simple" xlink:show="embed" xlink:actuate="onLoad"/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ykon </meta:initial-creator>
    <meta:creation-date>2012-03-09T14:05:27.98</meta:creation-date>
    <dc:date>2012-03-15T10:42:38.04</dc:date>
    <meta:editing-duration>PT9H56M59S</meta:editing-duration>
    <meta:editing-cycles>40</meta:editing-cycles>
    <meta:generator>BrOffice.org/3.2$Win32 OpenOffice.org_project/320m12$Build-9483</meta:generator>
    <meta:printed-by>Maykon </meta:printed-by>
    <meta:print-date>2012-03-14T16:23:45.76</meta:print-date>
    <meta:document-statistic meta:table-count="0" meta:image-count="1" meta:object-count="2" meta:page-count="6" meta:paragraph-count="90" meta:word-count="751" meta:character-count="50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2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table:number-columns-spanned="2" table:number-rows-spanned="1">
            <text:p>Requisitos mínimos para cliente</text:p>
          </table:table-cell>
          <table:covered-table-cell table:style-name="ce4"/>
        </table:table-row>
        <table:table-row table:style-name="ro1">
          <table:table-cell table:style-name="ce2" office:value-type="string">
            <text:p>Hardware</text:p>
          </table:table-cell>
          <table:table-cell table:style-name="ce2" office:value-type="string">
            <text:p>Requisito</text:p>
          </table:table-cell>
        </table:table-row>
        <table:table-row table:style-name="ro1">
          <table:table-cell office:value-type="string">
            <text:p>Processador</text:p>
          </table:table-cell>
          <table:table-cell office:value-type="string">
            <text:p>1.6GHz (Windows ou Linux) ou 1.0GHz Tablets</text:p>
          </table:table-cell>
        </table:table-row>
        <table:table-row table:style-name="ro1">
          <table:table-cell office:value-type="string">
            <text:p>Memória RAM</text:p>
          </table:table-cell>
          <table:table-cell office:value-type="string">
            <text:p>1 GB (Windows ou Linux) ou 512MB Tablets</text:p>
          </table:table-cell>
        </table:table-row>
        <table:table-row table:style-name="ro1">
          <table:table-cell office:value-type="string">
            <text:p>Espaço livre em disco</text:p>
          </table:table-cell>
          <table:table-cell office:value-type="string">
            <text:p><text:s/>- </text:p>
          </table:table-cell>
        </table:table-row>
        <table:table-row table:style-name="ro1">
          <table:table-cell office:value-type="string">
            <text:p>Resolução de vídeo</text:p>
          </table:table-cell>
          <table:table-cell office:value-type="string">
            <text:p>1024x76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table:number-columns-spanned="2" table:number-rows-spanned="1">
            <text:p>Requisitos mínimos para o servidor</text:p>
          </table:table-cell>
          <table:covered-table-cell table:style-name="ce4"/>
        </table:table-row>
        <table:table-row table:style-name="ro1">
          <table:table-cell table:style-name="ce1" office:value-type="string">
            <text:p>Hardware</text:p>
          </table:table-cell>
          <table:table-cell table:style-name="ce1" office:value-type="string">
            <text:p>Requisito</text:p>
          </table:table-cell>
        </table:table-row>
        <table:table-row table:style-name="ro1">
          <table:table-cell table:style-name="ce4" office:value-type="string">
            <text:p>Processador</text:p>
          </table:table-cell>
          <table:table-cell table:style-name="ce4" office:value-type="string">
            <text:p>2 x 2.4GHz</text:p>
          </table:table-cell>
        </table:table-row>
        <table:table-row table:style-name="ro1">
          <table:table-cell table:style-name="ce4" office:value-type="string">
            <text:p>Memória</text:p>
          </table:table-cell>
          <table:table-cell table:style-name="ce4" office:value-type="string">
            <text:p>4 GB </text:p>
          </table:table-cell>
        </table:table-row>
        <table:table-row table:style-name="ro2">
          <table:table-cell table:style-name="ce4" office:value-type="string">
            <text:p>Espaço livre em disco</text:p>
          </table:table-cell>
          <table:table-cell table:style-name="ce4" office:value-type="string">
            <text:p>2 GB (O software possui 30MB)Software + Base de Dados</text:p>
          </table:table-cell>
        </table:table-row>
        <table:table-row table:style-name="ro1">
          <table:table-cell table:style-name="ce4" office:value-type="string">
            <text:p>Resolução de vídeo</text:p>
          </table:table-cell>
          <table:table-cell table:style-name="ce4" office:value-type="string">
            <text:p>1024x768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table:number-columns-spanned="2" table:number-rows-spanned="2">
            <text:p>Obs.: O espaço em disco, memória e processamento do servidor devem ser relativos ao volume de dados e número de clientes.</text:p>
          </table:table-cell>
          <table:covered-table-cell table:style-name="Default"/>
        </table:table-row>
        <table:table-row table:style-name="ro1">
          <table:covered-table-cell table:number-columns-repeated="2" table:style-name="Default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0:0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06pt solid #000000"/>
      <style:text-properties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11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row table:style-name="ro1">
          <table:table-cell table:style-name="ce1" office:value-type="string" table:number-columns-spanned="3" table:number-rows-spanned="1">
            <text:p>Requisitos mínimos para cliente</text:p>
          </table:table-cell>
          <table:covered-table-cell table:style-name="ce8"/>
          <table:covered-table-cell table:style-name="Default"/>
        </table:table-row>
        <table:table-row table:style-name="ro1">
          <table:table-cell table:style-name="ce2" office:value-type="string" table:number-columns-spanned="2" table:number-rows-spanned="1">
            <text:p>Sistema Operacional</text:p>
          </table:table-cell>
          <table:covered-table-cell table:style-name="ce9"/>
          <table:table-cell office:value-type="string">
            <text:p>Versão</text:p>
          </table:table-cell>
        </table:table-row>
        <table:table-row table:style-name="ro1">
          <table:table-cell table:style-name="ce3" office:value-type="string" table:number-columns-spanned="2" table:number-rows-spanned="1">
            <text:p>Microsoft Windows</text:p>
          </table:table-cell>
          <table:covered-table-cell table:style-name="Default"/>
          <table:table-cell table:style-name="ce10" office:value-type="string">
            <text:p>XP 32bits/64bits ou Superior</text:p>
          </table:table-cell>
        </table:table-row>
        <table:table-row table:style-name="ro1">
          <table:table-cell table:style-name="ce3" office:value-type="string" table:number-columns-spanned="2" table:number-rows-spanned="1">
            <text:p>Linux Ubuntu</text:p>
          </table:table-cell>
          <table:covered-table-cell table:style-name="Default"/>
          <table:table-cell table:style-name="ce5" office:value-type="string">
            <text:p>8.04 Desktop 32bits/64bits ou Superior</text:p>
          </table:table-cell>
        </table:table-row>
        <table:table-row table:style-name="ro1">
          <table:table-cell table:style-name="ce4" office:value-type="string" table:number-columns-spanned="2" table:number-rows-spanned="1">
            <text:p>Navegador Web</text:p>
          </table:table-cell>
          <table:covered-table-cell/>
          <table:table-cell office:value-type="string">
            <text:p>Versão</text:p>
          </table:table-cell>
        </table:table-row>
        <table:table-row table:style-name="ro1">
          <table:table-cell office:value-type="string" table:number-columns-spanned="2" table:number-rows-spanned="1">
            <text:p>Google Chrome</text:p>
          </table:table-cell>
          <table:covered-table-cell/>
          <table:table-cell table:style-name="ce11" office:value-type="string">
            <text:p>Todas as versões</text:p>
          </table:table-cell>
        </table:table-row>
        <table:table-row table:style-name="ro1">
          <table:table-cell office:value-type="string" table:number-columns-spanned="2" table:number-rows-spanned="1">
            <text:p>Mozilla Firefox</text:p>
          </table:table-cell>
          <table:covered-table-cell/>
          <table:table-cell table:style-name="ce5" office:value-type="string">
            <text:p>3.6 ou Superior</text:p>
          </table:table-cell>
        </table:table-row>
        <table:table-row table:style-name="ro1">
          <table:table-cell office:value-type="string" table:number-columns-spanned="2" table:number-rows-spanned="1">
            <text:p>Microsoft Internet Explorer</text:p>
          </table:table-cell>
          <table:covered-table-cell/>
          <table:table-cell table:style-name="ce5" office:value-type="string">
            <text:p>7.0 ou Superior</text:p>
          </table:table-cell>
        </table:table-row>
        <table:table-row table:style-name="ro1" table:number-rows-repeated="2">
          <table:table-cell table:style-name="ce6" table:number-columns-repeated="3"/>
        </table:table-row>
        <table:table-row table:style-name="ro1">
          <table:table-cell table:style-name="ce7" office:value-type="string" table:number-columns-spanned="3" table:number-rows-spanned="1">
            <text:p>Requisitos mínimos para servidor</text:p>
          </table:table-cell>
          <table:covered-table-cell/>
          <table:covered-table-cell table:style-name="ce6"/>
        </table:table-row>
        <table:table-row table:style-name="ro1">
          <table:table-cell table:style-name="ce2" office:value-type="string" table:number-columns-spanned="2" table:number-rows-spanned="1">
            <text:p>Sistema Operacional</text:p>
          </table:table-cell>
          <table:covered-table-cell table:style-name="Default"/>
          <table:table-cell office:value-type="string">
            <text:p>Versão</text:p>
          </table:table-cell>
        </table:table-row>
        <table:table-row table:style-name="ro1">
          <table:table-cell table:style-name="ce3" office:value-type="string" table:number-columns-spanned="2" table:number-rows-spanned="1">
            <text:p>Microsoft Windows</text:p>
          </table:table-cell>
          <table:covered-table-cell table:style-name="Default"/>
          <table:table-cell table:style-name="ce10" office:value-type="string">
            <text:p>Server 2003 32bits/64bits ou Superior</text:p>
          </table:table-cell>
        </table:table-row>
        <table:table-row table:style-name="ro1">
          <table:table-cell table:style-name="ce3" office:value-type="string" table:number-columns-spanned="2" table:number-rows-spanned="1">
            <text:p>Linux Ubuntu</text:p>
          </table:table-cell>
          <table:covered-table-cell table:style-name="Default"/>
          <table:table-cell table:style-name="ce5" office:value-type="string">
            <text:p>8.04 Server 32bits/64bits ou Superior</text:p>
          </table:table-cell>
        </table:table-row>
        <table:table-row table:style-name="ro1">
          <table:table-cell table:style-name="ce4" office:value-type="string" table:number-columns-spanned="2" table:number-rows-spanned="1">
            <text:p>Banco de Dados</text:p>
          </table:table-cell>
          <table:covered-table-cell table:style-name="ce6"/>
          <table:table-cell office:value-type="string">
            <text:p>Versão</text:p>
          </table:table-cell>
        </table:table-row>
        <table:table-row table:style-name="ro1">
          <table:table-cell office:value-type="string" table:number-columns-spanned="2" table:number-rows-spanned="1">
            <text:p>MySQL</text:p>
          </table:table-cell>
          <table:covered-table-cell/>
          <table:table-cell table:style-name="ce12" office:value-type="string">
            <text:p>Mysq 5.0.5 ou Superior</text:p>
          </table:table-cell>
        </table:table-row>
        <table:table-row table:style-name="ro1">
          <table:table-cell table:style-name="ce4" office:value-type="string" table:number-columns-spanned="2" table:number-rows-spanned="1">
            <text:p>Servidor de Aplicação</text:p>
          </table:table-cell>
          <table:covered-table-cell/>
          <table:table-cell office:value-type="string">
            <text:p>Versão</text:p>
          </table:table-cell>
        </table:table-row>
        <table:table-row table:style-name="ro1">
          <table:table-cell office:value-type="string" table:number-columns-spanned="2" table:number-rows-spanned="1">
            <text:p>Apache 2 + PHP 5 </text:p>
          </table:table-cell>
          <table:covered-table-cell/>
          <table:table-cell table:style-name="ce12" office:value-type="string">
            <text:p>2.0 ou Superior (PHP 5.1 ou Superior )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15/03/2012</text:date>, <text:time>10:25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